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1.65cm" fo:min-width="13.3cm"/>
    </style:style>
    <style:style style:name="gr2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1.65cm" fo:min-width="5.8cm"/>
    </style:style>
    <style:style style:name="gr3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1.65cm" fo:min-width="5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1.65cm" fo:min-width="13.5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3.8cm" svg:height="1.9cm" svg:x="3.6cm" svg:y="16.8cm">
          <text:p text:style-name="P1">启动及初始化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3cm" svg:height="1.9cm" svg:x="3.5cm" svg:y="13.1cm">
          <text:p text:style-name="P1">内存管理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2cm" svg:height="1.9cm" svg:x="11.2cm" svg:y="11.5cm">
          <text:p text:style-name="P1">进程管理和中断异常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5cm" svg:y1="16.8cm" svg:x2="6.65cm" svg:y2="15cm" draw:start-shape="id1" draw:start-glue-point="0" draw:end-shape="id2" draw:end-glue-point="2" svg:d="M10500 16800c0-1350-3850-450-3850-1800" svg:viewBox="0 0 3851 1801">
          <text:p/>
        </draw:connector>
        <draw:connector draw:style-name="gr4" draw:text-style-name="P1" draw:layer="layout" draw:type="curve" svg:x1="10.5cm" svg:y1="16.8cm" svg:x2="14.3cm" svg:y2="13.4cm" draw:start-shape="id1" draw:start-glue-point="0" draw:end-shape="id3" svg:d="M10500 16800c0-2550 3800-850 3800-3400" svg:viewBox="0 0 3801 3401">
          <text:p/>
        </draw:connector>
        <draw:custom-shape draw:style-name="gr2" draw:text-style-name="P1" xml:id="id4" draw:id="id4" draw:layer="layout" svg:width="6.3cm" svg:height="1.9cm" svg:x="3.5cm" svg:y="8.4cm">
          <text:p text:style-name="P1">文件系统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4cm" svg:height="1.9cm" svg:x="3.4cm" svg:y="5.4cm">
          <text:p text:style-name="P1">系统调用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65cm" svg:y1="13.1cm" svg:x2="6.65cm" svg:y2="10.3cm" draw:start-shape="id2" draw:start-glue-point="0" draw:end-shape="id4" draw:end-glue-point="2" svg:d="M6650 13100v-2800" svg:viewBox="0 0 1 2801">
          <text:p/>
        </draw:connector>
        <draw:connector draw:style-name="gr4" draw:text-style-name="P1" draw:layer="layout" draw:type="curve" svg:x1="11.2cm" svg:y1="12.45cm" svg:x2="9.8cm" svg:y2="9.35cm" draw:start-shape="id3" draw:start-glue-point="3" draw:end-shape="id4" draw:end-glue-point="1" svg:d="M11200 12450c-1050 0-350-3100-1400-3100" svg:viewBox="0 0 1401 3101">
          <text:p/>
        </draw:connector>
        <draw:connector draw:style-name="gr4" draw:text-style-name="P1" draw:layer="layout" draw:type="curve" svg:x1="6.65cm" svg:y1="8.4cm" svg:x2="10.4cm" svg:y2="7.3cm" draw:start-shape="id4" draw:start-glue-point="0" draw:end-shape="id5" svg:d="M6650 8400c0-825 3750-275 3750-1100" svg:viewBox="0 0 3751 1101">
          <text:p/>
        </draw:connector>
        <draw:connector draw:style-name="gr4" draw:text-style-name="P1" draw:layer="layout" draw:type="curve" svg:x1="14.3cm" svg:y1="11.5cm" svg:x2="10.4cm" svg:y2="7.3cm" draw:start-shape="id3" draw:start-glue-point="0" draw:end-shape="id5" draw:end-glue-point="2" svg:d="M14300 11500c0-3150-3900-1050-3900-4200" svg:viewBox="0 0 3901 4201">
          <text:p/>
        </draw:connector>
        <draw:connector draw:style-name="gr4" draw:text-style-name="P1" draw:layer="layout" draw:type="curve" svg:x1="3.5cm" svg:y1="14.05cm" svg:x2="3.4cm" svg:y2="6.35cm" draw:start-shape="id2" draw:start-glue-point="3" draw:end-shape="id5" draw:end-glue-point="3" svg:d="M3500 14050c-901 0-851-7700-100-7700" svg:viewBox="0 0 671 7701">
          <text:p/>
        </draw:connector>
        <draw:line draw:style-name="gr6" draw:text-style-name="P1" draw:layer="layout" svg:x1="1.6cm" svg:y1="4.8cm" svg:x2="19.6cm" svg:y2="4.8cm">
          <text:p/>
        </draw:line>
        <draw:frame draw:style-name="gr7" draw:layer="layout" svg:width="2.407cm" svg:height="1.052cm" svg:x="17.4cm" svg:y="4.948cm">
          <draw:text-box>
            <text:p>内核态</text:p>
          </draw:text-box>
        </draw:frame>
        <draw:frame draw:style-name="gr7" draw:layer="layout" svg:width="2.407cm" svg:height="1.052cm" svg:x="17.401cm" svg:y="3.548cm">
          <draw:text-box>
            <text:p>用户态</text:p>
          </draw:text-box>
        </draw:frame>
        <draw:custom-shape draw:style-name="gr5" draw:text-style-name="P1" draw:layer="layout" svg:width="14cm" svg:height="1.9cm" svg:x="3.4cm" svg:y="2.2cm">
          <text:p text:style-name="P1">命令解释程序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4cm" fo:page-height="20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5:27:29.889691275</meta:creation-date>
    <dc:date>2015-08-03T15:37:48.403700070</dc:date>
    <meta:editing-duration>PT10M16S</meta:editing-duration>
    <meta:editing-cycles>5</meta:editing-cycles>
    <meta:generator>LibreOffice/4.3.3.2$Linux_X86_64 LibreOffice_project/430m0$Build-2</meta:generator>
    <meta:document-statistic meta:object-count="16"/>
  </office:meta>
</office:document-meta>
</file>